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 No2" svg:font-family="'Accanthis ADF Std No2'" style:font-pitch="variable"/>
    <style:font-face style:name="Amiri Quran Colored" svg:font-family="'Amiri Quran Colored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:subs" svg:font-family="Arial:subs" style:font-adornments="標準"/>
    <style:font-face style:name="Arimo" svg:font-family="Arimo" style:font-family-generic="swiss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ExtraCondensed Black" svg:font-family="'Noto Serif ExtraCondensed Black'" style:font-family-generic="roman" style:font-pitch="variable"/>
    <style:font-face style:name="Noto Serif SemiCondensed" svg:font-family="'Noto Serif SemiCondensed'" style:font-family-generic="roman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eX Gyre DejaVu Math" svg:font-family="'TeX Gyre DejaVu Math'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cm" fo:min-width="0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55269" draw:fill-color="#729fcf" draw:textarea-horizontal-align="justify" draw:textarea-vertical-align="middle" draw:auto-grow-height="false" fo:min-height="0cm" fo:min-width="0.463cm"/>
    </style:style>
    <style:style style:name="gr8" style:family="graphic" style:parent-style-name="objectwithoutfill">
      <style:graphic-properties draw:stroke="dash" draw:stroke-dash="Dot" svg:stroke-linecap="butt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stroke="dash" draw:stroke-dash="Dot" svg:stroke-linecap="butt" draw:fill="none" draw:textarea-vertical-align="middle"/>
    </style:style>
    <style:style style:name="gr10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1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color="#41190d" draw:fill-color="#ff0000" draw:textarea-horizontal-align="justify" draw:textarea-vertical-align="middle" draw:auto-grow-height="false" fo:min-height="0cm" fo:min-width="0.463cm"/>
    </style:style>
    <style:style style:name="gr13" style:family="graphic" style:parent-style-name="objectwithoutfill">
      <style:graphic-properties svg:stroke-width="0.035cm" draw:marker-start="線の終点_20_1" draw:marker-start-width="0.252cm" draw:marker-end="線の終点_20_1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5ce" fo:min-height="0.899cm" fo:padding-top="0.142cm" fo:padding-bottom="0.142cm" fo:padding-left="0.267cm" fo:padding-right="0.267cm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塗りつぶしなし線なしオブジェクト">
      <style:graphic-properties draw:stroke="solid" svg:stroke-width="0.028cm" svg:stroke-color="#000000" draw:marker-start-width="0.242cm" draw:marker-end-width="0.242cm" draw:fill="solid" draw:fill-color="#ffffd7" draw:textarea-horizontal-align="center" draw:textarea-vertical-align="middle" fo:padding-top="0.139cm" fo:padding-bottom="0.139cm" fo:padding-left="0.264cm" fo:padding-right="0.264cm" draw:shadow="visible" draw:shadow-offset-x="0.035cm" draw:shadow-offset-y="0.035cm" draw:shadow-color="#333333" draw:shadow-opacity="59%" draw:ole-draw-aspect="1" style:protect="size"/>
    </style:style>
    <style:style style:name="gr16" style:family="graphic" style:parent-style-name="standard">
      <style:graphic-properties draw:stroke="none" draw:stroke-dash="Line_20_Style_20_9" svg:stroke-width="0.035cm" svg:stroke-color="#000000" draw:marker-start-width="0.252cm" draw:marker-end-width="0.252cm" svg:stroke-linecap="butt" draw:fill="none" draw:fill-color="#f6f9d4" fo:min-height="0cm" fo:padding-top="0.142cm" fo:padding-bottom="0.142cm" fo:padding-left="0.267cm" fo:padding-right="0.267cm" draw:shadow="hidden" draw:shadow-offset-x="0cm" draw:shadow-offset-y="0cm" draw:shadow-color="#ff400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start"/>
      <style:text-properties style:font-name="Noto Serif SemiCondensed" fo:font-size="6pt" fo:font-style="italic" style:font-name-asian="Noto Serif SemiCondensed" style:font-size-asian="6pt" style:font-style-asian="italic" style:font-size-complex="6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Noto Serif SemiCondensed" fo:font-size="6pt" fo:font-style="italic" style:font-name-asian="Noto Serif SemiCondensed" style:font-size-asian="6pt" style:font-style-asian="italic" style:font-size-complex="6pt" style:font-style-complex="italic"/>
    </style:style>
    <style:style style:name="P9" style:family="paragraph">
      <loext:graphic-properties draw:fill="none" draw:fill-color="#fff5ce"/>
      <style:paragraph-properties fo:text-align="start"/>
      <style:text-properties style:font-name="Noto Serif SemiCondensed" fo:font-size="6pt" fo:font-style="italic" style:font-name-asian="Noto Serif SemiCondensed" style:font-size-asian="6pt" style:font-style-asian="italic" style:font-size-complex="6pt" style:font-style-complex="italic"/>
    </style:style>
    <style:style style:name="P10" style:family="paragraph">
      <loext:graphic-properties draw:fill="solid" draw:fill-color="#ffffd7"/>
      <style:paragraph-properties fo:text-align="center"/>
    </style:style>
    <style:style style:name="P11" style:family="paragraph">
      <style:paragraph-properties fo:text-align="end"/>
      <style:text-properties style:font-name="Noto Serif SemiCondensed" fo:font-size="6pt" fo:font-style="normal" fo:font-weight="bold" style:font-name-asian="Noto Serif SemiCondensed" style:font-size-asian="6pt" style:font-style-asian="normal" style:font-weight-asian="bold" style:font-size-complex="6pt" style:font-style-complex="normal" style:font-weight-complex="bold"/>
    </style:style>
    <style:style style:name="P12" style:family="paragraph">
      <loext:graphic-properties draw:fill="none" draw:fill-color="#f6f9d4"/>
      <style:paragraph-properties fo:text-align="start"/>
      <style:text-properties style:font-name="Noto Serif SemiCondensed" fo:font-size="6pt" fo:font-style="normal" fo:font-weight="bold" style:font-name-asian="Noto Serif SemiCondense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erif SemiCondensed" fo:font-size="6pt" fo:font-style="italic" fo:text-shadow="none" style:text-underline-style="none" fo:font-weight="bold" style:letter-kerning="true" style:font-name-asian="Noto Serif SemiCondensed" style:font-size-asian="6pt" style:font-style-asian="italic" style:font-weight-asian="bold" style:font-name-complex="Mangal" style:font-size-complex="6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erif SemiCondensed" fo:font-size="6pt" fo:font-style="italic" fo:text-shadow="none" style:text-underline-style="none" fo:font-weight="normal" style:letter-kerning="true" style:font-name-asian="Noto Serif SemiCondensed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erif SemiCondensed" fo:font-size="6pt" fo:font-style="normal" fo:text-shadow="none" style:text-underline-style="none" fo:font-weight="normal" style:letter-kerning="true" style:font-name-asian="Noto Serif SemiCondensed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oto Serif SemiCondensed" fo:font-size="6pt" fo:font-style="normal" style:font-name-asian="Noto Serif SemiCondensed" style:font-size-asian="6pt" style:font-style-asian="normal" style:font-size-complex="6pt" style:font-style-complex="normal"/>
    </style:style>
    <style:style style:name="T5" style:family="text">
      <style:text-properties fo:color="#ff0000" loext:opacity="100%" style:font-name="Noto Serif SemiCondensed" fo:font-size="6pt" fo:font-style="normal" fo:font-weight="bold" style:font-name-asian="Noto Serif SemiCondense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sub 58%" style:font-name="Noto Serif SemiCondensed" fo:font-size="6pt" fo:font-style="italic" fo:text-shadow="none" style:text-underline-style="none" fo:font-weight="normal" style:letter-kerning="true" style:font-name-asian="Noto Serif SemiCondensed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erif SemiCondensed" fo:font-size="6pt" fo:font-style="normal" fo:text-shadow="none" style:text-underline-style="none" fo:font-weight="bold" style:letter-kerning="true" style:font-name-asian="Noto Serif SemiCondensed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3cm" svg:height="1cm" svg:x="0.1cm" svg:y="1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294.35215946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3cm" svg:height="1cm" svg:x="0.1cm" svg:y="0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294.35215946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ath draw:style-name="gr2" draw:text-style-name="P2" draw:layer="layout" svg:width="0.225cm" svg:height="0.474cm" svg:x="0.3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168cm" svg:height="0.285cm" svg:x="0.255cm" svg:y="0.749cm" svg:viewBox="0 0 169 286" svg:d="M97 255h1c-3 8-8 15-15 20s-15 9-23 10c-9 1-18 0-26-3-8-3-16-8-22-14-5-7-9-15-11-23s-1-17 2-25c23-63 46-126 69-189 3-8 8-15 14-20 7-6 15-9 24-10 8-2 17-1 25 2 9 3 16 8 22 15 6 6 10 14 11 23 2 8 1 16-1 24-23 64-47 127-70 190z">
            <text:p/>
          </draw:path>
          <draw:path draw:style-name="gr2" draw:text-style-name="P2" draw:layer="layout" svg:width="0.225cm" svg:height="0.474cm" svg:x="0.6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0.4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0.9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0.7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1.2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1.0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1.5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1.3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1.8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1.6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2.1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1.9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2.4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2.2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2.7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2.5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3.0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2.8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3.3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3.1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3.6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3.4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225cm" svg:height="0.474cm" svg:x="3.956cm" svg:y="0.751cm" svg:viewBox="0 0 226 475" svg:d="M7 94c0 1 0 1 0 1-4-13-7-27-7-40s2-25 7-34c5-10 12-16 20-19 9-3 18-3 28 1 9 4 19 12 27 22 9 10 15 22 20 35 39 107 78 213 116 319 0 1 1 1 1 1 4 13 7 27 7 40s-2 25-7 34-12 16-20 19c-9 3-18 2-28-2-9-4-19-11-27-21-9-10-15-22-20-36-39-106-78-213-117-320z">
            <text:p/>
          </draw:path>
          <draw:path draw:style-name="gr3" draw:text-style-name="P3" draw:layer="layout" svg:width="0.225cm" svg:height="0.474cm" svg:x="3.7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  <draw:path draw:style-name="gr2" draw:text-style-name="P2" draw:layer="layout" svg:width="0.175cm" svg:height="0.294cm" svg:x="4.246cm" svg:y="0.75cm" svg:viewBox="0 0 176 295" svg:d="M3 67v1c-3-8-4-17-2-26s6-17 12-23c6-7 14-12 22-16 9-3 18-4 27-2 9 1 18 5 24 10 7 5 13 13 15 21 24 65 48 130 72 195v1c3 8 3 16 2 25-2 9-6 17-12 24-6 6-14 12-23 15-8 3-18 4-27 3-9-2-17-5-24-11-7-5-12-12-15-21-24-65-48-130-71-196z">
            <text:p/>
          </draw:path>
          <draw:path draw:style-name="gr3" draw:text-style-name="P3" draw:layer="layout" svg:width="0.225cm" svg:height="0.474cm" svg:x="4.092cm" svg:y="0.75cm" svg:viewBox="0 0 226 475" svg:d="M102 415v-1c-5 14-11 26-20 36-8 10-18 17-27 21-10 4-19 5-28 2-8-3-15-10-20-19s-7-21-7-34 3-27 7-40c39-107 78-213 117-319v-1c5-13 11-25 20-35 8-10 18-18 27-22 10-4 19-4 28-1 8 3 15 9 20 19 5 9 7 21 7 34s-3 27-7 40c-39 107-78 213-117 320z">
            <text:p/>
          </draw:path>
        </draw:g>
        <draw:custom-shape draw:style-name="gr4" draw:text-style-name="P2" draw:layer="layout" svg:width="0.434cm" svg:height="0.109cm" draw:transform="skewX (-0.00925024503556998) rotate (-1.34529978743723) translate (3.321cm 1.804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draw:layer="layout" svg:width="0.546cm" svg:height="0.109cm" draw:transform="rotate (-1.34355445818524) translate (3.095cm 1.804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draw:layer="layout" svg:width="0.546cm" svg:height="0.109cm" draw:transform="rotate (1.34355445818524) translate (3.09cm 2.336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custom-shape draw:style-name="gr4" draw:text-style-name="P2" draw:layer="layout" svg:width="0.546cm" svg:height="0.109cm" draw:transform="rotate (-1.34355445818524) translate (2.876cm 1.80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rotate (1.34355445818524) translate (2.872cm 2.33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2.651cm 1.80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2.646cm 2.33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2.432cm 1.80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2.428cm 2.33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rotate (-1.34355445818524) translate (2.206cm 1.80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rotate (1.34355445818524) translate (2.201cm 2.33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4" draw:text-style-name="P2" draw:layer="layout" svg:width="0.546cm" svg:height="0.108cm" draw:transform="skewX (-0.00925024503556998) rotate (-1.34355445818524) translate (1.996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rotate (1.34355445818524) translate (1.992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rotate (-1.34355445818524) translate (1.77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1.766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1.552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1.548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1.326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8cm" draw:transform="skewX (0.00925024503556992) rotate (1.34529978743723) translate (1.322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4" draw:text-style-name="P2" draw:layer="layout" svg:width="0.546cm" svg:height="0.109cm" draw:transform="skewX (-0.00925024503556998) rotate (-1.34529978743723) translate (1.108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rotate (1.34355445818524) translate (1.103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rotate (-1.34355445818524) translate (0.881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0.877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0.663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0.659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2" draw:layer="layout" svg:width="0.546cm" svg:height="0.109cm" draw:transform="skewX (-0.00925024503556998) rotate (-1.34529978743723) translate (0.437cm 1.802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5" draw:text-style-name="P3" draw:layer="layout" svg:width="0.546cm" svg:height="0.109cm" draw:transform="skewX (0.00925024503556992) rotate (1.34529978743723) translate (0.433cm 2.33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5" draw:text-style-name="P3" draw:layer="layout" svg:width="0.323cm" svg:height="0.11cm" draw:transform="skewX (0.00907571211037048) rotate (1.22365033857322) translate (0.235cm 2.10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4" draw:layer="layout" svg:x1="0.3cm" svg:y1="0.6cm" svg:x2="0.3cm" svg:y2="2.4cm">
          <text:p/>
        </draw:line>
        <draw:custom-shape draw:style-name="gr7" draw:text-style-name="P5" draw:layer="layout" svg:width="1.1cm" svg:height="0.3cm" svg:x="4.4cm" svg:y="0.8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4" draw:layer="layout" svg:x1="0.3cm" svg:y1="1.292cm" svg:x2="5.3cm" svg:y2="1.292cm">
          <text:p/>
        </draw:line>
        <draw:line draw:style-name="gr6" draw:text-style-name="P4" draw:layer="layout" svg:x1="0.3cm" svg:y1="2.402cm" svg:x2="5.3cm" svg:y2="2.402cm">
          <text:p/>
        </draw:line>
        <draw:line draw:style-name="gr8" draw:text-style-name="P4" draw:layer="layout" svg:x1="3.4cm" svg:y1="1.3cm" svg:x2="3.4cm" svg:y2="2.6cm">
          <text:p/>
        </draw:line>
        <draw:line draw:style-name="gr9" draw:text-style-name="P4" draw:layer="layout" svg:x1="4.4cm" svg:y1="1.3cm" svg:x2="4.4cm" svg:y2="2.6cm">
          <text:p/>
        </draw:line>
        <draw:line draw:style-name="gr10" draw:text-style-name="P4" draw:layer="layout" svg:x1="0.3cm" svg:y1="2.402cm" svg:x2="3.4cm" svg:y2="2.402cm">
          <text:p/>
        </draw:line>
        <draw:frame draw:style-name="gr11" draw:text-style-name="P1" draw:layer="layout" svg:width="0.53cm" svg:height="0.576cm" svg:x="5.37cm" svg:y="0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" draw:layer="layout" svg:width="1.847cm" svg:height="0.577cm" svg:x="3.1cm" svg:y="1.3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2" draw:text-style-name="P6" draw:layer="layout" svg:width="1.1cm" svg:height="0.3cm" draw:transform="rotate (-3.14159265358979) translate (4.401cm 1.13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0.546cm" svg:height="0.695cm" svg:x="1.7cm" svg:y="2.3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0" draw:text-style-name="P4" draw:layer="layout" svg:x1="0.3cm" svg:y1="1.292cm" svg:x2="4.4cm" svg:y2="1.292cm">
          <text:p/>
        </draw:line>
        <draw:frame draw:style-name="gr11" draw:text-style-name="P1" draw:layer="layout" svg:width="0.359cm" svg:height="0.677cm" svg:x="1.841cm" svg:y="1.1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3" draw:text-style-name="P4" draw:layer="layout" svg:x1="3.4cm" svg:y1="2.402cm" svg:x2="4.4cm" svg:y2="2.402cm">
          <text:p/>
        </draw:line>
        <draw:frame draw:style-name="gr11" draw:text-style-name="P1" draw:layer="layout" svg:width="1.113cm" svg:height="0.694cm" svg:x="3.4cm" svg:y="2.3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4cm" svg:height="1.725cm" svg:x="-0.072cm" svg:y="2.847cm">
          <draw:text-box>
            <text:p text:style-name="P7"><text:span text:style-name="T1">S </text:span><text:span text:style-name="T2">≡ </text:span><text:span text:style-name="T3">弾</text:span><text:span text:style-name="T4">性力（張力あるいは</text:span><text:span text:style-name="T5">復元力</text:span><text:span text:style-name="T4">）</text:span></text:p>
            <text:p text:style-name="P8"><text:span text:style-name="T2">l</text:span><text:span text:style-name="T6">0</text:span><text:span text:style-name="T1"> </text:span><text:span text:style-name="T2">≡ </text:span><text:span text:style-name="T3">バネの自然の長さ</text:span></text:p>
            <text:p text:style-name="P8"><text:span text:style-name="T2">k</text:span><text:span text:style-name="T1"> </text:span><text:span text:style-name="T2">≡ </text:span><text:span text:style-name="T3">バネ定数</text:span></text:p>
            <text:p text:style-name="P8"><text:span text:style-name="T2">l ≡ </text:span><text:span text:style-name="T3">バネの長さ（変数）</text:span></text:p>
            <text:p text:style-name="P8"><text:span text:style-name="T1">F </text:span><text:span text:style-name="T2">≡ </text:span><text:span text:style-name="T3">バネを引っ張る力（外力）</text:span></text:p>
          </draw:text-box>
        </draw:frame>
        <draw:frame draw:style-name="gr15" draw:text-style-name="P10" draw:layer="layout" svg:width="2.748cm" svg:height="0.63cm" svg:x="3.17cm" svg:y="3.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2" draw:layer="layout" svg:width="1.9cm" svg:height="0.573cm" svg:x="4cm" svg:y="3.127cm">
          <draw:text-box>
            <text:p text:style-name="P11"><text:span text:style-name="T7">フックの法則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 No2" svg:font-family="'Accanthis ADF Std No2'" style:font-pitch="variable"/>
    <style:font-face style:name="Amiri Quran Colored" svg:font-family="'Amiri Quran Colored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:subs" svg:font-family="Arial:subs" style:font-adornments="標準"/>
    <style:font-face style:name="Arimo" svg:font-family="Arimo" style:font-family-generic="swiss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ExtraCondensed Black" svg:font-family="'Noto Serif ExtraCondensed Black'" style:font-family-generic="roman" style:font-pitch="variable"/>
    <style:font-face style:name="Noto Serif SemiCondensed" svg:font-family="'Noto Serif SemiCondensed'" style:font-family-generic="roman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eX Gyre DejaVu Math" svg:font-family="'TeX Gyre DejaVu Math'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826 1131 754" svg:d="M566 826l-566 754 114-85 136-68 148-46 161-17 161 13 153 46 140 68 118 89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:subs" fo:font-family="Arial:subs" style:font-style-name="標準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2T22:55:07.585607638</dc:date>
    <meta:editing-duration>PT3H50M51S</meta:editing-duration>
    <meta:editing-cycles>112</meta:editing-cycles>
    <meta:generator>LibreOffice/7.3.5.2$Linux_X86_64 LibreOffice_project/3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sub>
      <mi>l</mi>
      <mn>0</mn>
    </msub>
    <annotation encoding="StarMath 5.0">l_{0}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o stretchy="false">−</mo>
          <mi>k</mi>
        </mrow>
      </mrow>
      <mo stretchy="false">(</mo>
      <mrow>
        <mi>l</mi>
        <mo stretchy="false">−</mo>
        <msub>
          <mi>l</mi>
          <mn>0</mn>
        </msub>
      </mrow>
      <mo stretchy="false">)</mo>
    </mrow>
    <annotation encoding="StarMath 5.0">S = -k\(l-l_{0}\)</annotation>
  </semantics>
</math>
</file>

<file path=Object 4/content.xml><?xml version="1.0" encoding="utf-8"?>
<math xmlns="http://www.w3.org/1998/Math/MathML" display="block">
  <semantics>
    <mrow>
      <mi>S</mi>
      <mrow>
        <mo stretchy="false">(</mo>
        <mo stretchy="false">=</mo>
        <mrow>
          <mo stretchy="false">−</mo>
          <mi>F</mi>
        </mrow>
      </mrow>
      <mo stretchy="false">)</mo>
    </mrow>
    <annotation encoding="StarMath 5.0">S\(=-F\)</annotation>
  </semantics>
</math>
</file>

<file path=Object 7/content.xml><?xml version="1.0" encoding="utf-8"?>
<math xmlns="http://www.w3.org/1998/Math/MathML" display="block">
  <semantics>
    <mi>l</mi>
    <annotation encoding="StarMath 5.0">l</annotation>
  </semantics>
</math>
</file>

<file path=Object 8/content.xml><?xml version="1.0" encoding="utf-8"?>
<math xmlns="http://www.w3.org/1998/Math/MathML" display="block">
  <semantics>
    <mrow>
      <mi>l</mi>
      <mo stretchy="false">−</mo>
      <msub>
        <mi>l</mi>
        <mn>0</mn>
      </msub>
    </mrow>
    <annotation encoding="StarMath 5.0">l-l_{0}</annotation>
  </semantics>
</math>
</file>